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ucida Grande" svg:font-family="Lucida Grande" style:font-family-generic="system" style:font-pitch="variable"/>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1">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weight="bold" style:font-weight-asian="bold"/>
    </style:style>
    <style:style style:name="P5" style:parent-style-name="Normal" style:family="paragraph">
      <style:paragraph-properties fo:border="0.0069in solid #000000" fo:padding-top="0.0138in" fo:padding-left="0.0555in" fo:padding-bottom="0.0138in" fo:padding-right="0.0555in" style:shadow="none"/>
      <style:text-properties fo:font-style="italic" style:font-style-asian="italic" fo:font-size="11pt" style:font-size-asian="11pt" style:font-size-complex="11pt"/>
    </style:style>
    <style:style style:name="P6" style:parent-style-name="Normal" style:family="paragraph">
      <style:paragraph-properties fo:border="0.0069in solid #000000" fo:padding-top="0.0138in" fo:padding-left="0.0555in" fo:padding-bottom="0.0138in" fo:padding-right="0.0555in" style:shadow="none"/>
      <style:text-properties fo:font-style="italic" style:font-style-asian="italic" fo:font-size="11pt" style:font-size-asian="11pt" style:font-size-complex="11pt"/>
    </style:style>
    <style:style style:name="P7" style:parent-style-name="Normal" style:family="paragraph">
      <style:paragraph-properties fo:border="0.0069in solid #000000" fo:padding-top="0.0138in" fo:padding-left="0.0555in" fo:padding-bottom="0.0138in" fo:padding-right="0.0555in" style:shadow="none"/>
      <style:text-properties fo:font-style="italic" style:font-style-asian="italic" fo:font-size="11pt" style:font-size-asian="11pt" style:font-size-complex="11pt"/>
    </style:style>
    <style:style style:name="P8" style:parent-style-name="Normal" style:family="paragraph">
      <style:paragraph-properties fo:border="0.0069in solid #000000" fo:padding-top="0.0138in" fo:padding-left="0.0555in" fo:padding-bottom="0.0138in" fo:padding-right="0.0555in" style:shadow="none"/>
      <style:text-properties fo:font-style="italic" style:font-style-asian="italic" fo:font-size="11pt" style:font-size-asian="11pt" style:font-size-complex="11pt"/>
    </style:style>
    <style:style style:name="P9" style:parent-style-name="Normal" style:family="paragraph">
      <style:paragraph-properties fo:border="0.0069in solid #000000" fo:padding-top="0.0138in" fo:padding-left="0.0555in" fo:padding-bottom="0.0138in" fo:padding-right="0.0555in" style:shadow="none"/>
      <style:text-properties fo:font-style="italic" style:font-style-asian="italic" fo:font-size="11pt" style:font-size-asian="11pt" style:font-size-complex="11pt"/>
    </style:style>
    <style:style style:name="P10" style:parent-style-name="Normal" style:family="paragraph">
      <style:paragraph-properties fo:border="0.0069in solid #000000" fo:padding-top="0.0138in" fo:padding-left="0.0555in" fo:padding-bottom="0.0138in" fo:padding-right="0.0555in" style:shadow="none"/>
      <style:text-properties fo:font-style="italic" style:font-style-asian="italic" fo:font-size="11pt" style:font-size-asian="11pt" style:font-size-complex="11pt"/>
    </style:style>
    <style:style style:name="P11" style:parent-style-name="Normal" style:family="paragraph">
      <style:paragraph-properties fo:border="0.0069in solid #000000" fo:padding-top="0.0138in" fo:padding-left="0.0555in" fo:padding-bottom="0.0138in" fo:padding-right="0.0555in" style:shadow="none"/>
      <style:text-properties fo:font-style="italic" style:font-style-asian="italic" fo:font-size="11pt" style:font-size-asian="11pt" style:font-size-complex="11pt"/>
    </style:style>
    <style:style style:name="P12" style:parent-style-name="Normal" style:family="paragraph">
      <style:paragraph-properties fo:border="0.0069in solid #000000" fo:padding-top="0.0138in" fo:padding-left="0.0555in" fo:padding-bottom="0.0138in" fo:padding-right="0.0555in" style:shadow="none"/>
      <style:text-properties fo:font-style="italic" style:font-style-asian="italic" fo:font-size="11pt" style:font-size-asian="11pt" style:font-size-complex="11pt"/>
    </style:style>
    <style:style style:name="P13" style:parent-style-name="Normal" style:family="paragraph">
      <style:paragraph-properties fo:border="0.0069in solid #000000" fo:padding-top="0.0138in" fo:padding-left="0.0555in" fo:padding-bottom="0.0138in" fo:padding-right="0.0555in" style:shadow="none"/>
      <style:text-properties fo:font-style="italic" style:font-style-asian="italic" fo:font-size="11pt" style:font-size-asian="11pt" style:font-size-complex="11pt"/>
    </style:style>
    <style:style style:name="P14" style:parent-style-name="Normal" style:family="paragraph">
      <style:paragraph-properties fo:border="0.0069in solid #000000" fo:padding-top="0.0138in" fo:padding-left="0.0555in" fo:padding-bottom="0.0138in" fo:padding-right="0.0555in" style:shadow="none"/>
      <style:text-properties fo:font-style="italic" style:font-style-asian="italic" fo:font-size="11pt" style:font-size-asian="11pt" style:font-size-complex="11pt"/>
    </style:style>
    <style:style style:name="P15" style:parent-style-name="Normal" style:family="paragraph">
      <style:paragraph-properties fo:break-before="page"/>
    </style:style>
    <style:style style:name="P16" style:parent-style-name="Normal" style:family="paragraph">
      <style:text-properties fo:font-weight="bold" style:font-weight-asian="bold"/>
    </style:style>
    <style:style style:name="P17" style:parent-style-name="ListParagraph1" style:list-style-name="LFO1" style:family="paragraph"/>
    <style:style style:name="T18" style:parent-style-name="DefaultParagraphFont" style:family="text">
      <style:text-properties fo:font-weight="bold" style:font-weight-asian="bold"/>
    </style:style>
    <style:style style:name="T19" style:parent-style-name="DefaultParagraphFont" style:family="text">
      <style:text-properties fo:font-weight="bold" style:font-weight-asian="bold"/>
    </style:style>
    <style:style style:name="T20" style:parent-style-name="DefaultParagraphFont" style:family="text">
      <style:text-properties fo:font-weight="bold" style:font-weight-asian="bold"/>
    </style:style>
    <style:style style:name="P21" style:parent-style-name="ListParagraph1" style:list-style-name="LFO1" style:family="paragraph"/>
    <style:style style:name="T22" style:parent-style-name="DefaultParagraphFont" style:family="text">
      <style:text-properties fo:font-weight="bold" style:font-weight-asian="bold"/>
    </style:style>
    <style:style style:name="T23" style:parent-style-name="DefaultParagraphFont" style:family="text">
      <style:text-properties fo:font-style="italic" style:font-style-asian="italic" style:font-style-complex="italic"/>
    </style:style>
    <style:style style:name="P24" style:parent-style-name="ListParagraph1" style:list-style-name="LFO1" style:family="paragraph"/>
    <style:style style:name="T25" style:parent-style-name="DefaultParagraphFont" style:family="text">
      <style:text-properties fo:font-weight="bold" style:font-weight-asian="bold"/>
    </style:style>
    <style:style style:name="P26" style:parent-style-name="ListParagraph1" style:list-style-name="LFO1" style:family="paragraph"/>
    <style:style style:name="T27" style:parent-style-name="DefaultParagraphFont" style:family="text">
      <style:text-properties fo:font-weight="bold" style:font-weight-asian="bold"/>
    </style:style>
    <style:style style:name="P28" style:parent-style-name="ListParagraph1" style:list-style-name="LFO1" style:family="paragraph"/>
    <style:style style:name="T29" style:parent-style-name="DefaultParagraphFont" style:family="text">
      <style:text-properties fo:font-weight="bold" style:font-weight-asian="bold"/>
    </style:style>
    <style:style style:name="P30" style:parent-style-name="ListParagraph1" style:list-style-name="LFO1" style:family="paragraph"/>
    <style:style style:name="T31" style:parent-style-name="DefaultParagraphFont" style:family="text">
      <style:text-properties fo:font-weight="bold" style:font-weight-asian="bold"/>
    </style:style>
    <style:style style:name="P32" style:parent-style-name="ListParagraph1" style:list-style-name="LFO1" style:family="paragraph"/>
    <style:style style:name="T33" style:parent-style-name="DefaultParagraphFont" style:family="text">
      <style:text-properties fo:font-weight="bold" style:font-weight-asian="bold"/>
    </style:style>
    <style:style style:name="P34" style:parent-style-name="ListParagraph1" style:list-style-name="LFO1" style:family="paragraph"/>
    <style:style style:name="T35" style:parent-style-name="DefaultParagraphFont" style:family="text">
      <style:text-properties fo:font-weight="bold" style:font-weight-asian="bold"/>
    </style:style>
    <style:style style:name="P36" style:parent-style-name="Normal" style:family="paragraph">
      <style:paragraph-properties fo:text-align="center"/>
    </style:style>
    <style:style style:name="P37" style:parent-style-name="Normal" style:family="paragraph">
      <style:paragraph-properties fo:margin-left="0.3937in" fo:text-indent="-0.3937in">
        <style:tab-stops/>
      </style:paragraph-properties>
    </style:style>
    <style:style style:name="T38" style:parent-style-name="DefaultParagraphFont" style:family="text">
      <style:text-properties fo:font-style="italic" style:font-style-asian="italic"/>
    </style:style>
    <style:style style:name="T39" style:parent-style-name="DefaultParagraphFont" style:family="text">
      <style:text-properties style:font-style-complex="italic"/>
    </style:style>
    <style:style style:name="P40" style:parent-style-name="Normal" style:family="paragraph">
      <style:paragraph-properties fo:margin-left="0.3937in" fo:text-indent="-0.3937in">
        <style:tab-stops/>
      </style:paragraph-properties>
    </style:style>
    <style:style style:name="P41" style:parent-style-name="Normal" style:family="paragraph">
      <style:paragraph-properties fo:margin-left="0.3937in" fo:text-indent="-0.3937in">
        <style:tab-stops/>
      </style:paragraph-properties>
    </style:style>
    <style:style style:name="T42" style:parent-style-name="DefaultParagraphFont" style:family="text">
      <style:text-properties fo:language="nl" fo:country="NL"/>
    </style:style>
    <style:style style:name="T43" style:parent-style-name="DefaultParagraphFont" style:family="text">
      <style:text-properties fo:font-style="italic" style:font-style-asian="italic" fo:language="nl" fo:country="NL"/>
    </style:style>
    <style:style style:name="T44" style:parent-style-name="DefaultParagraphFont" style:family="text">
      <style:text-properties style:font-style-complex="italic" fo:language="nl" fo:country="NL"/>
    </style:style>
    <style:style style:name="P45" style:parent-style-name="Normal" style:family="paragraph">
      <style:paragraph-properties fo:margin-left="0.3937in" fo:text-indent="-0.3937in">
        <style:tab-stops/>
      </style:paragraph-properties>
    </style:style>
    <style:style style:name="T46" style:parent-style-name="DefaultParagraphFont" style:family="text">
      <style:text-properties fo:font-style="italic" style:font-style-asian="italic"/>
    </style:style>
    <style:style style:name="T47" style:parent-style-name="DefaultParagraphFont" style:family="text">
      <style:text-properties style:font-style-complex="italic"/>
    </style:style>
  </office:automatic-styles>
  <office:body>
    <office:text text:use-soft-page-breaks="true">
      <text:p text:style-name="P1"><text:bookmark-start text:name="Ecco2"/>Guideline on Data Handling and Methods Reporting (DHMR)</text:p>
      <text:p text:style-name="Normal"><text:bookmark-end text:name="Ecco2"/></text:p>
      <text:p text:style-name="Normal"><text:bookmark-start text:name="Ecco4"/>TSB (School of Social and Behavioral Sciences) Science Committee</text:p>
      <text:p text:style-name="Normal"><text:bookmark-start text:name="Ecco5"/><text:bookmark-end text:name="Ecco4"/>2014/15</text:p>
      <text:p text:style-name="Normal"><text:bookmark-end text:name="Ecco5"/></text:p>
      <text:p text:style-name="Normal"/>
      <text:p text:style-name="Normal"><text:bookmark-start text:name="Ecco7"/>The origin of the Guideline lies in the principle of ‘verifiability’ laid down by the Association of Universities in the Netherlands (VSNU, 2012) as shown in the box below.<text:s/><text:bookmark-start text:name="Ecco8"/><text:bookmark-end text:name="Ecco7"/>The recommendations of the Levelt and Schuyt committees (Levelt Committee, Noort Committee and Drenth Committee, 2012; KNAW, 2012) and best practice have also been taken into account.</text:p>
      <text:p text:style-name="Normal"><text:bookmark-end text:name="Ecco8"/></text:p>
      <text:p text:style-name="Normal"/>
      <text:p text:style-name="Normal"><text:bookmark-start text:name="Ecco10"/>Box 1:<text:s/><text:bookmark-start text:name="Ecco11"/><text:bookmark-end text:name="Ecco10"/>The VSNU principle of verifiability</text:p>
      <text:p text:style-name="P5"><text:bookmark-start text:name="Ecco12"/><text:bookmark-end text:name="Ecco11"/>III. Verifiability</text:p>
      <text:p text:style-name="P6"><text:bookmark-start text:name="Ecco13"/><text:bookmark-end text:name="Ecco12"/>Principle</text:p>
      <text:p text:style-name="P7"><text:bookmark-start text:name="Ecco14"/><text:bookmark-end text:name="Ecco13"/>Information presented must be verifiable.<text:s/><text:bookmark-start text:name="Ecco15"/><text:bookmark-end text:name="Ecco14"/>If research results are published it must be clear what the data and conclusions are based upon, where they have been taken from and where they can be verified.</text:p>
      <text:p text:style-name="P8"><text:bookmark-end text:name="Ecco15"/></text:p>
      <text:p text:style-name="P9"><text:bookmark-start text:name="Ecco17"/>Practice</text:p>
      <text:p text:style-name="P10"><text:bookmark-start text:name="Ecco18"/><text:bookmark-end text:name="Ecco17"/>III.1<text:s/><text:bookmark-start text:name="Ecco19"/><text:bookmark-end text:name="Ecco18"/>Research must be able to be replicated so as to test that it is correct.<text:s/><text:bookmark-start text:name="Ecco20"/><text:bookmark-end text:name="Ecco19"/>The choice of research topic, the organization of the research project, the choice of method and references to sources consulted must be properly documented.</text:p>
      <text:p text:style-name="P11"><text:bookmark-start text:name="Ecco21"/><text:bookmark-end text:name="Ecco20"/>III.2<text:s/><text:bookmark-start text:name="Ecco22"/><text:bookmark-end text:name="Ecco21"/>The quality of data collection, data input, data storage and data processing must be properly monitored.<text:s/><text:bookmark-start text:name="Ecco23"/><text:bookmark-end text:name="Ecco22"/>Proper reporting of all steps and verification of implementation is required (lab journals, progress reports, documentation of agreements, decisions, etc.).</text:p>
      <text:p text:style-name="P12"><text:bookmark-start text:name="Ecco24"/><text:bookmark-end text:name="Ecco23"/>III.3<text:s/><text:bookmark-start text:name="Ecco25"/><text:bookmark-end text:name="Ecco24"/>The minimum retention period for raw research data is five years.<text:s/><text:bookmark-start text:name="Ecco26"/><text:bookmark-end text:name="Ecco25"/>This data must be made available to other researchers on request.</text:p>
      <text:p text:style-name="P13"><text:bookmark-start text:name="Ecco27"/><text:bookmark-end text:name="Ecco26"/>III.4<text:s/><text:bookmark-start text:name="Ecco28"/><text:bookmark-end text:name="Ecco27"/>Raw research data must be archived in such a way that it can be retrieved at all times with a minimum of time and effort.</text:p>
      <text:p text:style-name="P14"><text:bookmark-start text:name="Ecco29"/><text:bookmark-end text:name="Ecco28"/>III.5<text:s/><text:bookmark-start text:name="Ecco30"/><text:bookmark-end text:name="Ecco29"/>The origin or source of all teaching material must be stated, including verbal communications.</text:p>
      <text:p text:style-name="Normal"><text:bookmark-start text:name="Ecco31"/><text:bookmark-end text:name="Ecco30"/>Source:<text:s/><text:bookmark-start text:name="Ecco32"/><text:bookmark-end text:name="Ecco31"/>VSNU, 2012, pp. 5-6.</text:p>
      <text:p text:style-name="Normal"><text:bookmark-end text:name="Ecco32"/></text:p>
      <text:p text:style-name="Normal"/>
      <text:p text:style-name="P15"/>
      <text:p text:style-name="P16"><text:bookmark-start text:name="Ecco34"/><text:soft-page-break/>Implementation</text:p>
      <text:p text:style-name="Normal"><text:bookmark-end text:name="Ecco34"/></text:p>
      <text:p text:style-name="Normal"><text:bookmark-start text:name="Ecco36"/>TSB staff and PhD students must ensure that there is a data package for each empirical article or book/chapter of<text:s/>which they are author<text:s/>and each empirical chapter of a thesis on which they are taking their PhD (even if the TSB employee has not himself analyzed the research data).</text:p>
      <text:p text:style-name="Normal"><text:bookmark-end text:name="Ecco36"/></text:p>
      <text:p text:style-name="Normal"><text:bookmark-start text:name="Ecco38"/>The Guideline applies to data collected by TSB staff and to statistical meta-analyses, qualitative research, data simulations and analyses/secondary analyses of data collected by third parties (persons or bodies that are not TSB students or staff) or available in databases.</text:p>
      <text:p text:style-name="Normal"><text:bookmark-end text:name="Ecco38"/></text:p>
      <text:p text:style-name="Normal"><text:bookmark-start text:name="Ecco40"/>The data package must comply with eight<text:s/>requirements.</text:p>
      <text:p text:style-name="Normal"><text:bookmark-end text:name="Ecco40"/></text:p>
      <text:list text:style-name="LFO1" text:continue-numbering="true">
        <text:list-item>
          <text:p text:style-name="P17"><text:bookmark-start text:name="Ecco42"/><text:span text:style-name="T18">Metadata</text:span><text:span text:style-name="T19"><text:s/>and data collection</text:span><text:span text:style-name="T20">:<text:s/></text:span><text:bookmark-start text:name="Ecco43"/><text:bookmark-end text:name="Ecco42"/>The data package must include metadata providing information on when and by whom each file in the package was created and edited and who has/had access to the package.<text:s/><text:bookmark-start text:name="Ecco44"/><text:bookmark-end text:name="Ecco43"/>The metadata must also indicate whether an ethical review has been carried out<text:s/>and<text:s/>give details (the protocol number, instance)<text:s/>of the review.<text:s/><text:bookmark-start text:name="Ecco45"/><text:bookmark-end text:name="Ecco44"/>The role of each author/co-author must also be described.<text:s/>In addition, the data package must include detailed information on who collected the data, where and at what location. This also applies to data collected by third parties, insofar as this information is available. In the case of data from existing databases and repositories the origin, version and date must be specified.<text:line-break/><text:bookmark-start text:name="Ecco46"/><text:bookmark-end text:name="Ecco45"/><text:bookmark-end text:name="Ecco46"/><text:line-break/><text:bookmark-start text:name="Ecco47"/>Note:<text:s/><text:bookmark-start text:name="Ecco48"/><text:bookmark-end text:name="Ecco47"/>Many data repositories and backup systems implement metadata including user access as standard.<text:s/><text:bookmark-start text:name="Ecco49"/><text:bookmark-end text:name="Ecco48"/>This is not always the case with the tracking of changes, and a digital logbook will therefore need to be created in some cases.<text:s/><text:bookmark-start text:name="Ecco50"/><text:bookmark-end text:name="Ecco49"/><text:s/>This logbook can consist of for example an Excel or Word document in which this<text:s/>information is specified and tracked.<text:s/>The roles of authors/co-authors can be classified as follows:<text:s/><text:bookmark-start text:name="Ecco51"/><text:bookmark-end text:name="Ecco50"/>‘devising and organizing the project’, ‘data collection’, ‘data analysis’ and ‘article writing’.</text:p>
        </text:list-item>
      </text:list>
      <text:p text:style-name="ListParagraph1">Information on data collection can be described in the publication and/or a file in the data package.<text:bookmark-start text:name="Ecco59"/><text:bookmark-end text:name="Ecco51"/><text:s/>In the case of data collected by TSB staff or students<text:s/>themselves these descriptions are contained in lab journals providing detailed information on data collection and input.<text:s/><text:bookmark-start text:name="Ecco60"/><text:bookmark-end text:name="Ecco59"/>In the case of secondary data or data from other researchers or bodies this information must be sufficiently specific in the form of contact data for the other researchers and clear descriptions of the sources from which and dates on which the researcher obtained/downloaded the data.</text:p>
      <text:p text:style-name="Normal"><text:bookmark-end text:name="Ecco60"/><text:line-break/></text:p>
      <text:list text:style-name="LFO1" text:continue-numbering="true">
        <text:list-item>
          <text:p text:style-name="P21"><text:bookmark-start text:name="Ecco62"/><text:span text:style-name="T22">Raw database:<text:s/></text:span><text:bookmark-start text:name="Ecco63"/><text:bookmark-end text:name="Ecco62"/>The data package must contain the ‘raw database’ as initially available to the TSB staff member digitally or in digitizable form (e.g. scans of paper questionnaires).<text:s/><text:bookmark-start text:name="Ecco64"/><text:bookmark-end text:name="Ecco63"/>This must be a read-only file that<text:s/>is time marked and<text:s/>cannot be edited<text:s/>after storage.<text:s/><text:bookmark-start text:name="Ecco65"/><text:bookmark-end text:name="Ecco64"/>This file<text:s/>is generally created when the data<text:s/><text:soft-page-break/>becomes available, i.e. before the article is written.<text:s/><text:bookmark-start text:name="Ecco66"/><text:bookmark-end text:name="Ecco65"/>Data in the raw database must be anonymized in accordance with ethical guidelines.<text:s/><text:bookmark-start text:name="Ecco67"/><text:bookmark-end text:name="Ecco66"/>The data package must<text:s/><text:span text:style-name="T23">not</text:span><text:s/>include information that identifies persons or consent forms (which must also be retained unless other arrangements have been made on account of ethical objections).<text:s/><text:bookmark-start text:name="Ecco68"/><text:bookmark-end text:name="Ecco67"/>In the case of non-digital source material (physiological findings, audio recordings, paper questionnaires, etc.) it must be stated where this is stored and how the data can be traced.<text:s/><text:bookmark-start text:name="Ecco69"/><text:bookmark-end text:name="Ecco68"/>In cases where the TSB researcher is not allowed to have the data on account of ethical guidelines, insurmountable logistical problems, privacy-related reasons or formal property rights the reasons for the absence of the data from the package must be clearly indicated.<text:s/><text:bookmark-start text:name="Ecco70"/><text:bookmark-end text:name="Ecco69"/>Researchers must strive for transparency in the case of such data management limitations (e.g. by means of a mention in the author’s note to the article).<text:line-break/><text:bookmark-start text:name="Ecco71"/><text:bookmark-end text:name="Ecco70"/><text:bookmark-end text:name="Ecco71"/><text:line-break/><text:bookmark-start text:name="Ecco72"/>Note:<text:s/><text:bookmark-start text:name="Ecco73"/><text:bookmark-end text:name="Ecco72"/>The raw database is the first database obtained digitally by the TSB staff member.<text:s/><text:bookmark-start text:name="Ecco74"/><text:bookmark-end text:name="Ecco73"/>Ideally this should be first digital file created by anyone, but in cases where datasets/secondary datasets from third parties or files e.g. downloaded from data repositories or other types of publicly available databases are used this file may also mean these.<text:s/><text:bookmark-start text:name="Ecco75"/><text:bookmark-end text:name="Ecco74"/>Self-collected data means data such as entered questionnaires or data collected by means of online surveys, computers or measuring tools.<text:s/><text:bookmark-start text:name="Ecco76"/><text:bookmark-end text:name="Ecco75"/>In the case of ‘paper’ questionnaires or documents the researcher is expected to take responsibility for scanning or otherwise storing these paper questionnaires or documents.<text:s/><text:bookmark-start text:name="Ecco77"/><text:bookmark-end text:name="Ecco76"/>If ethical guidelines, insurmountable logistical problems, privacy-related reasons or formal property rights make it impossible for the entire raw database to be included in the data package by the TSB staff member this must be made sufficiently clear and reasoned, with documentation, in a file in the data package.<text:s/><text:bookmark-start text:name="Ecco78"/><text:bookmark-end text:name="Ecco77"/>In such cases the aim should be to include in the data package a random sample from the original database or a screenshot of part of the raw data.<text:line-break/><text:bookmark-end text:name="Ecco78"/><text:line-break/></text:p>
        </text:list-item>
        <text:list-item>
          <text:p text:style-name="P24"><text:bookmark-start text:name="Ecco80"/><text:span text:style-name="T25">Data storage:<text:s/></text:span><text:bookmark-start text:name="Ecco81"/><text:bookmark-end text:name="Ecco80"/>The data package must be stored digitally in a secure and robust manner with automatic backups as the default.<text:line-break/><text:bookmark-start text:name="Ecco82"/><text:bookmark-end text:name="Ecco81"/><text:bookmark-end text:name="Ecco82"/><text:line-break/><text:bookmark-start text:name="Ecco83"/>Note:<text:s/><text:bookmark-start text:name="Ecco84"/><text:bookmark-end text:name="Ecco83"/>‘Secure and robust’ means that data cannot be stored on a single storage device (e.g. one hard disk, DVD or USB stick).<text:s/><text:bookmark-start text:name="Ecco85"/><text:bookmark-end text:name="Ecco84"/>Researchers are expected to opt for the most robust and secure option available for the hosting of the data package.<text:line-break/><text:bookmark-end text:name="Ecco85"/><text:line-break/></text:p>
        </text:list-item>
        <text:list-item>
          <text:p text:style-name="P26"><text:bookmark-start text:name="Ecco87"/><text:span text:style-name="T27">Material:<text:s/></text:span><text:bookmark-start text:name="Ecco88"/><text:bookmark-end text:name="Ecco87"/>The data package must contain all the digital research material (or material for scanning) used in the research project that is needed to replicate the research, including questionnaires, stimuli, instructional texts, experiment leader protocols, video material, software for simulation studies, computer scripts, etc.<text:s/><text:bookmark-start text:name="Ecco89"/><text:bookmark-end text:name="Ecco88"/>Any references made to the source of material<text:s/><text:soft-page-break/>published elsewhere must be accurate and sufficiently specific.<text:line-break/><text:bookmark-start text:name="Ecco90"/><text:bookmark-end text:name="Ecco89"/><text:bookmark-end text:name="Ecco90"/><text:line-break/><text:bookmark-start text:name="Ecco91"/>Note:<text:s/><text:bookmark-start text:name="Ecco92"/><text:bookmark-end text:name="Ecco91"/>The principle of replicability applies here.<text:s/><text:bookmark-start text:name="Ecco93"/><text:bookmark-end text:name="Ecco92"/>The research must in principle be able to be replicated by a peer, based on the documents in the data package without the need for additional information.<text:line-break/><text:bookmark-end text:name="Ecco93"/><text:line-break/></text:p>
        </text:list-item>
        <text:list-item>
          <text:p text:style-name="P28"><text:bookmark-start text:name="Ecco95"/><text:span text:style-name="T29">Statistical processing:<text:s/></text:span><text:bookmark-start text:name="Ecco96"/><text:bookmark-end text:name="Ecco95"/>The data package must contain syntax, computer scripts or statistical logbooks of the processing of the raw data so that analyses such as those reported in the article can be replicated from the raw database.<text:s/><text:bookmark-start text:name="Ecco97"/><text:bookmark-end text:name="Ecco96"/>The use of syntax, computer scripts or logbooks should in principle result in the processed database referred to at (6).<text:line-break/><text:bookmark-start text:name="Ecco98"/><text:bookmark-end text:name="Ecco97"/><text:bookmark-end text:name="Ecco98"/><text:line-break/><text:bookmark-start text:name="Ecco99"/>Note:<text:s/><text:bookmark-start text:name="Ecco100"/><text:bookmark-end text:name="Ecco99"/>The options here include not only those in SPSS and other statistical software to create the syntax automatically, but also e.g. commands in R or other types of programs.<text:s/><text:bookmark-start text:name="Ecco101"/><text:bookmark-end text:name="Ecco100"/>If the statistical software used makes it impossible to save commands automatically, a logbook should be kept specifying the analytical steps employed in an understandable manner.<text:line-break/><text:bookmark-end text:name="Ecco101"/><text:line-break/></text:p>
        </text:list-item>
        <text:list-item>
          <text:p text:style-name="P30"><text:bookmark-start text:name="Ecco103"/><text:span text:style-name="T31">Processed database:<text:s/></text:span><text:bookmark-start text:name="Ecco104"/><text:bookmark-end text:name="Ecco103"/>The data package must include a sufficiently documented and processed database enabling a peer to replicate the analyses reported in the article ‘independently’ without the need for additional information.<text:line-break/><text:bookmark-start text:name="Ecco105"/><text:bookmark-end text:name="Ecco104"/><text:bookmark-end text:name="Ecco105"/><text:line-break/><text:bookmark-start text:name="Ecco106"/>Note:<text:s/><text:bookmark-start text:name="Ecco107"/><text:bookmark-end text:name="Ecco106"/>Again, the principle of replicability applies here.<text:s/><text:bookmark-start text:name="Ecco108"/><text:bookmark-end text:name="Ecco107"/>A good test of whether documentation is sufficiently specific for peers is to have one of the co-authors replicate the analyses (or part of them) as a check.<text:line-break/><text:bookmark-end text:name="Ecco108"/><text:line-break/></text:p>
        </text:list-item>
        <text:list-item>
          <text:p text:style-name="P32"><text:bookmark-start text:name="Ecco110"/><text:span text:style-name="T33">Access and verification:<text:s/></text:span><text:bookmark-start text:name="Ecco111"/><text:bookmark-end text:name="Ecco110"/>The data package must be available on request to the Science Committee for evaluation.<text:s/><text:bookmark-start text:name="Ecco112"/><text:bookmark-end text:name="Ecco111"/>It must in principle be available to all the co-authors of the article and in any event to at least two persons.<text:s/><text:bookmark-start text:name="Ecco113"/><text:bookmark-end text:name="Ecco112"/>The second person may be a co-author at or outside TSB.<text:s/><text:bookmark-start text:name="Ecco114"/><text:bookmark-end text:name="Ecco113"/>In the case of PhD research this role may be performed by supervisors/co-supervisors, and in the case of research by senior researchers the manager may perform this role.<text:s/><text:bookmark-start text:name="Ecco115"/><text:bookmark-end text:name="Ecco114"/>Any restrictions on the use of research data, e.g. in follow-up research, for persons with access may be laid down contractually but should not in principle present an obstacle to the verification of results in articles.<text:line-break/><text:bookmark-start text:name="Ecco116"/><text:bookmark-end text:name="Ecco115"/><text:bookmark-end text:name="Ecco116"/><text:line-break/><text:bookmark-start text:name="Ecco117"/>Note:<text:s/><text:bookmark-start text:name="Ecco118"/><text:bookmark-end text:name="Ecco117"/>The principle here is that co-authors share responsibility for the handling and statistical processing of the data and the reporting of the results.<text:s/><text:bookmark-start text:name="Ecco119"/><text:bookmark-end text:name="Ecco118"/>Ideally, in addition to the person with prime responsibility for analysis and the reporting of results, there should be a co-author who replicates the analyses and they should verify each other’s work using the ‘co-pilot’ system.<text:line-break/><text:bookmark-end text:name="Ecco119"/><text:soft-page-break/><text:line-break/></text:p>
        </text:list-item>
        <text:list-item>
          <text:p text:style-name="P34"><text:bookmark-start text:name="Ecco121"/><text:span text:style-name="T35">Retention period:<text:s/></text:span><text:bookmark-start text:name="Ecco122"/><text:bookmark-end text:name="Ecco121"/>The data package should be retained and remain available for at least five<text:s/>years following the<text:s/>definite publication date of the<text:s/>article.<text:line-break/><text:bookmark-start text:name="Ecco123"/><text:bookmark-end text:name="Ecco122"/><text:bookmark-end text:name="Ecco123"/><text:line-break/><text:bookmark-start text:name="Ecco124"/>Note:<text:s/><text:bookmark-start text:name="Ecco125"/><text:bookmark-end text:name="Ecco124"/>The VSNU guideline refers to five years without specifying when this period commences.<text:s/><text:bookmark-start text:name="Ecco126"/><text:bookmark-end text:name="Ecco125"/>The American Psychological Association specifies the publication date of an article, thus making for a clear period.<text:bookmark-end text:name="Ecco126"/></text:p>
        </text:list-item>
      </text:list>
      <text:p text:style-name="ListParagraph1"/>
      <text:p text:style-name="ListParagraph1"/>
      <text:p text:style-name="Normal"/>
      <text:p text:style-name="Normal"/>
      <text:p text:style-name="P36"><text:bookmark-start text:name="Ecco128"/>References</text:p>
      <text:p text:style-name="Normal"><text:bookmark-end text:name="Ecco128"/></text:p>
      <text:p text:style-name="P37"><text:bookmark-start text:name="Ecco130"/>VSNU (Association of Universities in the Netherlands) (2012).<text:s/><text:bookmark-start text:name="Ecco131"/><text:bookmark-end text:name="Ecco130"/><text:span text:style-name="T38">De Nederlandse Gedragscode Wetenschapsbeoefening</text:span><text:span text:style-name="T39"><text:s/>[The Dutch Code of Conduct on Scientific Practice].<text:s/></text:span><text:bookmark-start text:name="Ecco132"/><text:bookmark-end text:name="Ecco131"/>The Hague,<text:s/><text:bookmark-start text:name="Ecco133"/><text:bookmark-end text:name="Ecco132"/>VSNU.</text:p>
      <text:p text:style-name="P40"><text:bookmark-end text:name="Ecco133"/></text:p>
      <text:p text:style-name="P41"><text:bookmark-start text:name="Ecco135"/><text:span text:style-name="T42">Commissie Levelt, Commissie Noort and Commissie Drenth (2012).<text:s/></text:span><text:bookmark-start text:name="Ecco136"/><text:bookmark-end text:name="Ecco135"/><text:span text:style-name="T43">Falende wetenschap: De frauduleuze onderzoekspraktijken van sociaal-psycholoog Diederik Stapel</text:span><text:span text:style-name="T44"><text:s/>[Failing science: The fraudulent research practices of social psychologist Diederik Stapel].<text:s/></text:span><text:bookmark-start text:name="Ecco137"/><text:bookmark-end text:name="Ecco136"/>Tilburg University.</text:p>
      <text:p text:style-name="P45"><text:bookmark-end text:name="Ecco137"/></text:p>
      <text:p text:style-name="Normal"><text:bookmark-start text:name="Ecco139"/>KNAW (Royal Netherlands Academy of Arts and Sciences) (2012).<text:s/><text:bookmark-start text:name="Ecco140"/><text:bookmark-end text:name="Ecco139"/><text:span text:style-name="T46">Zorgvuldig en integer omgaan met wetenschappelijke onderzoeksgegevens</text:span><text:span text:style-name="T47"><text:s/>[Handling scientific research data carefully and with integrity].<text:s/></text:span><text:bookmark-start text:name="Ecco141"/><text:bookmark-end text:name="Ecco140"/>Amsterdam,<text:s/><text:bookmark-start text:name="Ecco142"/><text:bookmark-end text:name="Ecco141"/>KNAW.<text:bookmark-end text:name="Ecco14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ucida Grande" svg:font-family="Lucida Grande" style:font-family-generic="system" style:font-pitch="variable"/>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mbria"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nl" fo:country="NL" style:language-asian="zh" style:country-asian="CN" style:language-complex="ar" style:country-complex="SA" style:text-combine="none" fo:hyphenate="true"/>
    </style:default-style>
    <style:style style:name="Normal" style:display-name="Normal" style:family="paragraph">
      <style:text-properties fo:font-size="12pt" style:font-size-asian="12pt" style:font-size-complex="12pt" fo:language="en" fo:country="US" style:language-asian="en" style:country-asian="US" fo:hyphenate="false"/>
    </style:style>
    <style:style style:name="DefaultParagraphFont" style:display-name="Default Paragraph Font" style:family="text"/>
    <style:style style:name="BalloonText1" style:display-name="Balloon Text1" style:family="paragraph" style:parent-style-name="Normal">
      <style:text-properties style:font-name="Lucida Grande" style:font-name-complex="Lucida Grande" fo:font-size="9pt" style:font-size-asian="9pt" style:font-size-complex="9pt" fo:hyphenate="false"/>
    </style:style>
    <style:style style:name="BalloonTextChar" style:display-name="Balloon Text Char" style:family="text">
      <style:text-properties style:font-name="Lucida Grande" style:font-name-complex="Lucida Grande" fo:font-size="9pt" style:font-size-asian="9pt" style:font-size-complex="9pt"/>
    </style:style>
    <style:style style:name="ListParagraph1" style:display-name="List Paragraph1" style:family="paragraph" style:parent-style-name="Normal">
      <style:paragraph-properties fo:margin-left="0.5in">
        <style:tab-stops/>
      </style:paragraph-properties>
      <style:text-properties fo:hyphenate="false"/>
    </style:style>
    <style:style style:name="CommentReference" style:display-name="Comment Reference" style:family="text">
      <style:text-properties fo:font-size="9pt" style:font-size-asian="9pt" style:font-size-complex="9pt"/>
    </style:style>
    <style:style style:name="CommentText" style:display-name="Comment Text" style:family="paragraph" style:parent-style-name="Normal">
      <style:text-properties fo:hyphenate="false"/>
    </style:style>
    <style:style style:name="CommentTextChar" style:display-name="Comment Text Char" style:family="text" style:parent-style-name="DefaultParagraphFont"/>
    <style:style style:name="CommentSubject1" style:display-name="Comment Subject1" style:family="paragraph" style:parent-style-name="CommentText" style:next-style-name="CommentText">
      <style:text-properties fo:font-weight="bold" style:font-weight-asian="bold" style:font-weight-complex="bold" fo:font-size="10pt" style:font-size-asian="10pt" style:font-size-complex="10pt" fo:hyphenate="false"/>
    </style:style>
    <style:style style:name="CommentSubjectChar" style:display-name="Comment Subject Char" style:family="text">
      <style:text-properties fo:font-weight="bold" style:font-weight-asian="bold" style:font-weight-complex="bold" fo:font-size="10pt" style:font-size-asian="10pt" style:font-size-complex="10pt"/>
    </style:style>
    <style:style style:name="Revision1" style:display-name="Revision1" style:family="paragraph">
      <style:text-properties fo:font-size="12pt" style:font-size-asian="12pt" style:font-size-complex="12pt" fo:language="en" fo:country="US" style:language-asian="en" style:country-asian="US" fo:hyphenate="false"/>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style style:name="PageNumber" style:display-name="Page Number" style:family="text" style:parent-style-name="DefaultParagraphFont"/>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1" style:display-name="Balloon Text Char1" style:family="text">
      <style:text-properties style:font-name="Tahoma" style:font-name-complex="Tahoma" fo:font-size="8pt" style:font-size-asian="8pt" style:font-size-complex="8pt" fo:language="en" fo:country="US" style:language-asian="en" style:country-asian="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a0"/>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margin-right="0.25in"/>
      <style:text-properties fo:language="en" fo:country="GB"/>
    </style:style>
    <style:style style:name="F3" style:parent-style-name="a0" style:family="graphic">
      <style:graphic-properties style:wrap="parallel" draw:stroke="none" draw:fill="none" fo:border="none" fo:padding="0in" style:shadow="none" style:vertical-rel="paragraph" style:horizontal-rel="page-content" style:horizontal-pos="right" style:vertical-pos="from-top" style:writing-mode="lr-tb"/>
    </style:style>
    <style:style style:name="T4" style:parent-style-name="PageNumber" style:family="text">
      <style:text-properties fo:language="en" fo:country="GB"/>
    </style:style>
  </office:automatic-styles>
  <office:master-styles>
    <style:master-page style:name="MP0" style:page-layout-name="PL0">
      <style:header>
        <text:p text:style-name="P2"><draw:frame draw:style-name="F3" text:anchor-type="paragraph" svg:y="0.0006in" draw:z-index="0"><draw:text-box fo:min-height="0in" fo:min-width="0in"><text:p text:style-name="Header"><text:span text:style-name="T4"><text:page-number text:fixed="false">3</text:page-number></text:span></text:p></draw:text-box></draw:frame>TSB Guideline on Data Handling and Methods Reporting (DHMR)</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ichtlijn Data Handling &amp; Methods Reporting (DHMR)</dc:title>
    <meta:initial-creator>Jelte Wicherts</meta:initial-creator>
    <dc:creator>C.H.J. Hartgerink</dc:creator>
    <meta:creation-date>2016-01-20T08:48:00Z</meta:creation-date>
    <dc:date>2016-01-20T08:48:00Z</dc:date>
    <meta:print-date>2014-08-04T12:33:00Z</meta:print-date>
    <meta:template xlink:href="Normal.dotm" xlink:type="simple"/>
    <meta:editing-cycles>2</meta:editing-cycles>
    <meta:editing-duration>PT3660S</meta:editing-duration>
    <meta:document-statistic meta:page-count="5" meta:paragraph-count="21" meta:word-count="1609" meta:character-count="10760" meta:row-count="76" meta:non-whitespace-character-count="9172"/>
  </office:meta>
</office:document-meta>
</file>